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476cm" fo:orphans="2" fo:widows="2" fo:text-indent="0cm" style:auto-text-indent="false" fo:padding="0cm" fo:border="none"/>
      <style:text-properties fo:font-variant="normal" fo:text-transform="none" fo:color="#000000" style:font-name="Georgia" fo:font-size="10.5pt" fo:letter-spacing="normal" fo:font-style="normal" fo:font-weight="normal" fo:background-color="transparent"/>
    </style:style>
    <style:style style:name="P2" style:family="paragraph" style:parent-style-name="Text_20_body">
      <style:paragraph-properties fo:margin-left="0cm" fo:margin-right="0cm" fo:margin-top="0cm" fo:margin-bottom="0cm" style:line-height-at-least="0.476cm" fo:orphans="2" fo:widows="2" fo:text-indent="0cm" style:auto-text-indent="false" fo:padding="0cm" fo:border="none"/>
      <style:text-properties fo:font-variant="normal" fo:text-transform="none" fo:color="#000000" style:font-name="Georgia" fo:font-size="9pt" fo:letter-spacing="normal" fo:font-style="normal" fo:font-weight="normal" fo:background-color="transparent"/>
    </style:style>
    <style:style style:name="P3" style:family="paragraph" style:parent-style-name="Text_20_body">
      <style:paragraph-properties fo:margin-left="0cm" fo:margin-right="0cm" fo:margin-top="0cm" fo:margin-bottom="0cm" style:line-height-at-least="0.476cm" fo:orphans="2" fo:widows="2" fo:text-indent="0cm" style:auto-text-indent="false" fo:padding="0cm" fo:border="none"/>
      <style:text-properties fo:font-variant="normal" fo:text-transform="none" fo:color="#000000" style:font-name="Georgia" fo:font-size="9pt" fo:letter-spacing="normal" fo:font-style="normal" fo:font-weight="normal"/>
    </style:style>
    <style:style style:name="T1" style:family="text">
      <style:text-properties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esidence houses the ancient possession of the family van Vliet Diocese. The assets include not only past the house and contents, but also property in particular in the Energy and Shrinkage Lopikerwaard. The land is now largely sold off.</text:p>
      <text:p text:style-name="P2">Paulina van Vliet Diocese wanted the "wise of occupation 'to show people. Anything can be assessed as is consequently the museum collection. The collection includes portraits and many family - weapons, beautiful antique furniture and clocks, a collection of silver miniatures and special eighteenth-century costumes and fans. Striking are the large numbers of Oriental and European porcelain and pottery. There are large eetserviezen (some 300 pieces) that were used in revenue. And there are hundreds of pieces of antique Chinese and Japanese porcelain and decorative objects served. Fully in line with the will of Paulina is also the upholstery, including door and window curtains and carpets permanent part of the collection. Exceptional is the fact that in addition to all this mobile business the finishing of walls, floors and ceilings to the museum collection is counted. This is because the architectural envelope an essential part of the museum presentation.</text:p>
      <text:p text:style-name="P3"><text:span text:style-name="T1">From the old family property tribes rare seventeenth-and eighteenth-century furniture, including an ebony cabinet art, church chair and a number of Dutch cabinets. Because of their representative significance, they are mostly drawn down and decorate the reception rooms there. On the first floor are also antique furniture such as Paulina's eighteenth-century four-poster bed, but mainly a utilitarian function.</text:span><text:line-break/><text:span text:style-name="T1">There are also several early nineteenth-century pieces of family property, such as an Empire writing desk in the bedroom of Paulina's husband John.Some furniture was probably purchased by the couple to celebrate their marriage in 1869. These are the black neorococo suite of furniture in the small lounge and the neo-Queen Anne suite of furniture in the sitting room for guests. Further, most furniture purchased in the reception rooms in the building of the new house in 1874-1877.</text:span><text:line-break/><text:span text:style-name="T1">Most use and ornaments are of older date, and probably largely of family property. There was Paulina's time is eaten and drunk out of antique china antique glass. Exception to this rule is the table set of crystal and silver was a gift to celebrate the silver wedding of Paulina's parents in 1864.</text:span></text:p>
      <text:p text:style-name="P2">The finishing and furnishing of the rooms dating largely from the construction of the new family home (1874-1877). The ceilings and wall finishes are most of the period, and most furnishings. Paulina further modernized parts of rooms, including the garden and the guest house, around 1890 and around 19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ane Reeve</meta:initial-creator>
    <meta:creation-date>2010-11-02T16:19:47</meta:creation-date>
    <meta:document-statistic meta:table-count="0" meta:image-count="0" meta:object-count="0" meta:page-count="1" meta:paragraph-count="4" meta:word-count="427" meta:character-count="2705"/>
    <dc:date>2010-11-02T16:20:05</dc:date>
    <dc:creator>Diane Reeve</dc:creator>
    <meta:editing-duration>PT00H00M19S</meta:editing-duration>
    <meta:editing-cycles>1</meta:editing-cycles>
    <meta:generator>OpenOffice.org/3.2$Linux OpenOffice.org_project/320m19$Build-9505</meta:generator>
  </office:meta>
</office:document-meta>
</file>